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681cm" fo:min-width="0.809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06cm" fo:min-width="0.034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0.4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Fira Sans Book" fo:font-size="16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6pt" fo:font-weight="350" style:font-size-asian="18pt" style:font-size-complex="18pt"/>
    </style:style>
    <style:style style:name="T1" style:family="text">
      <style:text-properties style:font-name="Fira Sans Book" fo:font-size="16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647cm" svg:height="1.449cm" svg:x="4.278cm" svg:y="4.35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2" draw:text-style-name="P1" draw:layer="layout" svg:x1="3.205cm" svg:y1="4.786cm" svg:x2="4.271cm" svg:y2="4.786cm">
              <text:p/>
            </draw:line>
            <draw:line draw:style-name="gr2" draw:text-style-name="P1" draw:layer="layout" svg:x1="3.206cm" svg:y1="5.356cm" svg:x2="4.272cm" svg:y2="5.356cm">
              <text:p/>
            </draw:line>
            <draw:line draw:style-name="gr2" draw:text-style-name="P1" draw:layer="layout" svg:x1="5.953cm" svg:y1="5.112cm" svg:x2="7.019cm" svg:y2="5.112cm">
              <text:p/>
            </draw:line>
          </draw:g>
          <draw:g>
            <draw:path draw:style-name="gr3" draw:text-style-name="P1" draw:layer="layout" svg:width="2.351cm" svg:height="0.798cm" draw:transform="skewX (0.716457657943672) translate (2.12575024439682cm 1.6443151681205cm)" svg:viewBox="0 0 2352 799" svg:d="M0 0c1505 0 2352 799 2352 799">
              <text:p/>
            </draw:path>
            <draw:path draw:style-name="gr3" draw:text-style-name="P1" draw:layer="layout" svg:width="0.951cm" svg:height="0.895cm" draw:transform="skewX (-0.394269878025519) rotate (-0.936543676620158) translate (2.11475276792992cm 1.63796913697706cm)" svg:viewBox="0 0 952 896" svg:d="M0 0c1041-6 950 896 950 896">
              <text:p/>
            </draw:path>
            <draw:path draw:style-name="gr3" draw:text-style-name="P1" draw:layer="layout" svg:width="2.351cm" svg:height="0.798cm" draw:transform="skewX (-0.716632190868872) rotate (3.14159265358979) translate (4.47836836241428cm 3.18313791374474cm)" svg:viewBox="0 0 2352 799" svg:d="M2352 0c-1506 0-2352 799-2352 799">
              <text:p/>
            </draw:path>
            <draw:line draw:style-name="gr3" draw:text-style-name="P1" draw:layer="layout" svg:x1="1.3cm" svg:y1="2.075cm" svg:x2="2.366cm" svg:y2="2.075cm">
              <text:p/>
            </draw:line>
            <draw:line draw:style-name="gr3" draw:text-style-name="P1" draw:layer="layout" svg:x1="1.301cm" svg:y1="2.727cm" svg:x2="2.367cm" svg:y2="2.727cm">
              <text:p/>
            </draw:line>
            <draw:line draw:style-name="gr3" draw:text-style-name="P1" draw:layer="layout" svg:x1="3.743cm" svg:y1="2.483cm" svg:x2="5.182cm" svg:y2="2.46cm">
              <text:p/>
            </draw:line>
          </draw:g>
          <draw:g>
            <draw:custom-shape draw:style-name="gr4" draw:text-style-name="P1" draw:layer="layout" svg:width="1.27cm" svg:height="1.237cm" draw:transform="rotate (-1.5707963267949) translate (9.32cm 2.18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9.302cm" svg:y1="2.81cm" svg:x2="10.233cm" svg:y2="2.81cm">
              <text:p/>
            </draw:line>
            <draw:line draw:style-name="gr2" draw:text-style-name="P1" draw:layer="layout" svg:x1="7.135cm" svg:y1="2.81cm" svg:x2="8.066cm" svg:y2="2.81cm">
              <text:p/>
            </draw:line>
            <draw:custom-shape draw:style-name="gr5" draw:text-style-name="P2" draw:layer="layout" svg:width="0.339cm" svg:height="0.339cm" svg:x="9.285cm" svg:y="2.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647cm" svg:height="1.449cm" svg:x="5.37cm" svg:y="2.04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2" draw:text-style-name="P1" draw:layer="layout" svg:x1="4.297cm" svg:y1="2.476cm" svg:x2="5.363cm" svg:y2="2.476cm">
              <text:p/>
            </draw:line>
            <draw:line draw:style-name="gr2" draw:text-style-name="P1" draw:layer="layout" svg:x1="4.298cm" svg:y1="3.046cm" svg:x2="5.364cm" svg:y2="3.046cm">
              <text:p/>
            </draw:line>
            <draw:line draw:style-name="gr2" draw:text-style-name="P1" draw:layer="layout" svg:x1="7.045cm" svg:y1="2.802cm" svg:x2="8.111cm" svg:y2="2.802cm">
              <text:p/>
            </draw:line>
          </draw:g>
          <draw:line draw:style-name="gr2" draw:text-style-name="P1" draw:layer="layout" svg:x1="1.528cm" svg:y1="4.787cm" svg:x2="3.476cm" svg:y2="4.787cm">
            <text:p/>
          </draw:line>
          <draw:line draw:style-name="gr2" draw:text-style-name="P1" draw:layer="layout" svg:x1="1.579cm" svg:y1="4.838cm" svg:x2="1.579cm" svg:y2="2.095cm">
            <text:p/>
          </draw:line>
          <draw:line draw:style-name="gr2" draw:text-style-name="P1" draw:layer="layout" svg:x1="1.858cm" svg:y1="5.422cm" svg:x2="1.858cm" svg:y2="2.679cm">
            <text:p/>
          </draw:line>
          <draw:line draw:style-name="gr2" draw:text-style-name="P1" draw:layer="layout" svg:x1="1.815cm" svg:y1="5.346cm" svg:x2="3.763cm" svg:y2="5.346cm">
            <text:p/>
          </draw:line>
          <draw:line draw:style-name="gr2" draw:text-style-name="P1" draw:layer="layout" svg:x1="1.866cm" svg:y1="3.619cm" svg:x2="4.348cm" svg:y2="3.619cm">
            <text:p/>
          </draw:line>
          <draw:line draw:style-name="gr2" draw:text-style-name="P1" draw:layer="layout" svg:x1="4.322cm" svg:y1="3.619cm" svg:x2="4.322cm" svg:y2="2.984cm">
            <text:p/>
          </draw:line>
          <draw:g>
            <draw:path draw:style-name="gr3" draw:text-style-name="P1" draw:layer="layout" svg:width="2.351cm" svg:height="0.798cm" draw:transform="skewX (0.716457657943672) translate (7.69275024439682cm 4.0363151681205cm)" svg:viewBox="0 0 2352 799" svg:d="M0 0c1505 0 2352 799 2352 799">
              <text:p/>
            </draw:path>
            <draw:path draw:style-name="gr3" draw:text-style-name="P1" draw:layer="layout" svg:width="0.951cm" svg:height="0.895cm" draw:transform="skewX (-0.394269878025519) rotate (-0.936543676620158) translate (7.68175276792992cm 4.02996913697705cm)" svg:viewBox="0 0 952 896" svg:d="M0 0c1041-6 950 896 950 896">
              <text:p/>
            </draw:path>
            <draw:path draw:style-name="gr3" draw:text-style-name="P1" draw:layer="layout" svg:width="2.351cm" svg:height="0.798cm" draw:transform="skewX (-0.716632190868872) rotate (3.14159265358979) translate (10.0453683624143cm 5.57513791374474cm)" svg:viewBox="0 0 2352 799" svg:d="M2352 0c-1506 0-2352 799-2352 799">
              <text:p/>
            </draw:path>
            <draw:line draw:style-name="gr3" draw:text-style-name="P1" draw:layer="layout" svg:x1="6.867cm" svg:y1="4.467cm" svg:x2="7.933cm" svg:y2="4.467cm">
              <text:p/>
            </draw:line>
            <draw:line draw:style-name="gr3" draw:text-style-name="P1" draw:layer="layout" svg:x1="6.868cm" svg:y1="5.119cm" svg:x2="7.934cm" svg:y2="5.119cm">
              <text:p/>
            </draw:line>
            <draw:line draw:style-name="gr3" draw:text-style-name="P1" draw:layer="layout" svg:x1="9.31cm" svg:y1="4.875cm" svg:x2="10.749cm" svg:y2="4.852cm">
              <text:p/>
            </draw:line>
          </draw:g>
          <draw:line draw:style-name="gr2" draw:text-style-name="P1" draw:layer="layout" svg:x1="10.164cm" svg:y1="3.619cm" svg:x2="10.164cm" svg:y2="2.756cm">
            <text:p/>
          </draw:line>
          <draw:line draw:style-name="gr2" draw:text-style-name="P1" draw:layer="layout" svg:x1="6.888cm" svg:y1="3.644cm" svg:x2="10.215cm" svg:y2="3.644cm">
            <text:p/>
          </draw:line>
          <draw:line draw:style-name="gr2" draw:text-style-name="P1" draw:layer="layout" svg:x1="6.913cm" svg:y1="4.457cm" svg:x2="6.913cm" svg:y2="3.594cm">
            <text:p/>
          </draw:line>
        </draw:g>
        <draw:frame draw:style-name="gr6" draw:text-style-name="P4" draw:layer="layout" svg:width="0.864cm" svg:height="1.615cm" svg:x="0.563cm" svg:y="1.562cm">
          <draw:text-box>
            <text:p text:style-name="P3"><text:span text:style-name="T1">A</text:span></text:p>
            <text:p text:style-name="P3"><text:span text:style-name="T1">B</text:span></text:p>
          </draw:text-box>
        </draw:frame>
        <draw:frame draw:style-name="gr7" draw:text-style-name="P4" draw:layer="layout" svg:width="1.625cm" svg:height="0.933cm" svg:x="10.625cm" svg:y="4.351cm">
          <draw:text-box>
            <text:p text:style-name="P3"><text:span text:style-name="T1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3:52:29.765956475</meta:creation-date>
    <dc:date>2020-02-03T14:02:41.116272182</dc:date>
    <meta:editing-duration>PT10M10S</meta:editing-duration>
    <meta:editing-cycles>3</meta:editing-cycles>
    <meta:generator>LibreOffice/5.1.6.2$Linux_X86_64 LibreOffice_project/10m0$Build-2</meta:generator>
    <meta:document-statistic meta:object-count="41"/>
  </office:meta>
</office:document-meta>
</file>